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4"/>
        <table:table-row table:style-name="ro1">
          <table:table-cell table:style-name="ce1" office:value-type="string" calcext:value-type="string" table:number-columns-spanned="7" table:number-rows-spanned="1">
            <text:p>Crude Oil Prices - Historical Annual Data</text:p>
          </table:table-cell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verage</text:p>
            <text:p>Closing Price</text:p>
          </table:table-cell>
          <table:table-cell table:style-name="ce1" office:value-type="string" calcext:value-type="string">
            <text:p>Year Open</text:p>
          </table:table-cell>
          <table:table-cell table:style-name="ce1" office:value-type="string" calcext:value-type="string">
            <text:p>Year High</text:p>
          </table:table-cell>
          <table:table-cell table:style-name="ce1" office:value-type="string" calcext:value-type="string">
            <text:p>Year Low</text:p>
          </table:table-cell>
          <table:table-cell table:style-name="ce1" office:value-type="string" calcext:value-type="string">
            <text:p>Year Close</text:p>
          </table:table-cell>
          <table:table-cell table:style-name="ce1" office:value-type="string" calcext:value-type="string">
            <text:p>Annual</text:p>
            <text:p>% Chang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currency" office:currency="USD" office:value="77.9" calcext:value-type="currency">
            <text:p>$77.90</text:p>
          </table:table-cell>
          <table:table-cell office:value-type="currency" office:currency="USD" office:value="80.26" calcext:value-type="currency">
            <text:p>$80.26</text:p>
          </table:table-cell>
          <table:table-cell office:value-type="currency" office:currency="USD" office:value="81.62" calcext:value-type="currency">
            <text:p>$81.62</text:p>
          </table:table-cell>
          <table:table-cell office:value-type="currency" office:currency="USD" office:value="72.84" calcext:value-type="currency">
            <text:p>$72.84</text:p>
          </table:table-cell>
          <table:table-cell office:value-type="currency" office:currency="USD" office:value="77.05" calcext:value-type="currency">
            <text:p>$77.05</text:p>
          </table:table-cell>
          <table:table-cell office:value-type="percentage" office:value="-0.043" calcext:value-type="percentage">
            <text:p>-4.30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currency" office:currency="USD" office:value="94.53" calcext:value-type="currency">
            <text:p>$94.53</text:p>
          </table:table-cell>
          <table:table-cell office:value-type="currency" office:currency="USD" office:value="76.08" calcext:value-type="currency">
            <text:p>$76.08</text:p>
          </table:table-cell>
          <table:table-cell office:value-type="currency" office:currency="USD" office:value="123.7" calcext:value-type="currency">
            <text:p>$123.70</text:p>
          </table:table-cell>
          <table:table-cell office:value-type="currency" office:currency="USD" office:value="71.59" calcext:value-type="currency">
            <text:p>$71.59</text:p>
          </table:table-cell>
          <table:table-cell office:value-type="currency" office:currency="USD" office:value="80.51" calcext:value-type="currency">
            <text:p>$80.51</text:p>
          </table:table-cell>
          <table:table-cell office:value-type="percentage" office:value="0.0705" calcext:value-type="percentage">
            <text:p>7.05%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currency" office:currency="USD" office:value="68.17" calcext:value-type="currency">
            <text:p>$68.17</text:p>
          </table:table-cell>
          <table:table-cell office:value-type="currency" office:currency="USD" office:value="47.62" calcext:value-type="currency">
            <text:p>$47.62</text:p>
          </table:table-cell>
          <table:table-cell office:value-type="currency" office:currency="USD" office:value="84.65" calcext:value-type="currency">
            <text:p>$84.65</text:p>
          </table:table-cell>
          <table:table-cell office:value-type="currency" office:currency="USD" office:value="47.62" calcext:value-type="currency">
            <text:p>$47.62</text:p>
          </table:table-cell>
          <table:table-cell office:value-type="currency" office:currency="USD" office:value="75.21" calcext:value-type="currency">
            <text:p>$75.21</text:p>
          </table:table-cell>
          <table:table-cell office:value-type="percentage" office:value="0.5501" calcext:value-type="percentage">
            <text:p>55.01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currency" office:currency="USD" office:value="39.68" calcext:value-type="currency">
            <text:p>$39.68</text:p>
          </table:table-cell>
          <table:table-cell office:value-type="currency" office:currency="USD" office:value="61.17" calcext:value-type="currency">
            <text:p>$61.17</text:p>
          </table:table-cell>
          <table:table-cell office:value-type="currency" office:currency="USD" office:value="63.27" calcext:value-type="currency">
            <text:p>$63.27</text:p>
          </table:table-cell>
          <table:table-cell office:value-type="currency" office:currency="USD" office:value="11.26" calcext:value-type="currency">
            <text:p>$11.26</text:p>
          </table:table-cell>
          <table:table-cell office:value-type="currency" office:currency="USD" office:value="48.52" calcext:value-type="currency">
            <text:p>$48.52</text:p>
          </table:table-cell>
          <table:table-cell office:value-type="percentage" office:value="-0.2064" calcext:value-type="percentage">
            <text:p>-20.64%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currency" office:currency="USD" office:value="56.99" calcext:value-type="currency">
            <text:p>$56.99</text:p>
          </table:table-cell>
          <table:table-cell office:value-type="currency" office:currency="USD" office:value="46.31" calcext:value-type="currency">
            <text:p>$46.31</text:p>
          </table:table-cell>
          <table:table-cell office:value-type="currency" office:currency="USD" office:value="66.24" calcext:value-type="currency">
            <text:p>$66.24</text:p>
          </table:table-cell>
          <table:table-cell office:value-type="currency" office:currency="USD" office:value="46.31" calcext:value-type="currency">
            <text:p>$46.31</text:p>
          </table:table-cell>
          <table:table-cell office:value-type="currency" office:currency="USD" office:value="61.14" calcext:value-type="currency">
            <text:p>$61.14</text:p>
          </table:table-cell>
          <table:table-cell office:value-type="percentage" office:value="0.3542" calcext:value-type="percentage">
            <text:p>35.42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currency" office:currency="USD" office:value="65.23" calcext:value-type="currency">
            <text:p>$65.23</text:p>
          </table:table-cell>
          <table:table-cell office:value-type="currency" office:currency="USD" office:value="60.37" calcext:value-type="currency">
            <text:p>$60.37</text:p>
          </table:table-cell>
          <table:table-cell office:value-type="currency" office:currency="USD" office:value="77.41" calcext:value-type="currency">
            <text:p>$77.41</text:p>
          </table:table-cell>
          <table:table-cell office:value-type="currency" office:currency="USD" office:value="44.48" calcext:value-type="currency">
            <text:p>$44.48</text:p>
          </table:table-cell>
          <table:table-cell office:value-type="currency" office:currency="USD" office:value="45.15" calcext:value-type="currency">
            <text:p>$45.15</text:p>
          </table:table-cell>
          <table:table-cell office:value-type="percentage" office:value="-0.2532" calcext:value-type="percentage">
            <text:p>-25.32%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currency" office:currency="USD" office:value="50.8" calcext:value-type="currency">
            <text:p>$50.80</text:p>
          </table:table-cell>
          <table:table-cell office:value-type="currency" office:currency="USD" office:value="52.36" calcext:value-type="currency">
            <text:p>$52.36</text:p>
          </table:table-cell>
          <table:table-cell office:value-type="currency" office:currency="USD" office:value="60.46" calcext:value-type="currency">
            <text:p>$60.46</text:p>
          </table:table-cell>
          <table:table-cell office:value-type="currency" office:currency="USD" office:value="42.48" calcext:value-type="currency">
            <text:p>$42.48</text:p>
          </table:table-cell>
          <table:table-cell office:value-type="currency" office:currency="USD" office:value="60.46" calcext:value-type="currency">
            <text:p>$60.46</text:p>
          </table:table-cell>
          <table:table-cell office:value-type="percentage" office:value="0.1248" calcext:value-type="percentage">
            <text:p>12.48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currency" office:currency="USD" office:value="43.29" calcext:value-type="currency">
            <text:p>$43.29</text:p>
          </table:table-cell>
          <table:table-cell office:value-type="currency" office:currency="USD" office:value="36.81" calcext:value-type="currency">
            <text:p>$36.81</text:p>
          </table:table-cell>
          <table:table-cell office:value-type="currency" office:currency="USD" office:value="54.01" calcext:value-type="currency">
            <text:p>$54.01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currency" office:currency="USD" office:value="53.75" calcext:value-type="currency">
            <text:p>$53.75</text:p>
          </table:table-cell>
          <table:table-cell office:value-type="percentage" office:value="0.4476" calcext:value-type="percentage">
            <text:p>44.76%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currency" office:currency="USD" office:value="48.66" calcext:value-type="currency">
            <text:p>$48.66</text:p>
          </table:table-cell>
          <table:table-cell office:value-type="currency" office:currency="USD" office:value="52.72" calcext:value-type="currency">
            <text:p>$52.72</text:p>
          </table:table-cell>
          <table:table-cell office:value-type="currency" office:currency="USD" office:value="61.36" calcext:value-type="currency">
            <text:p>$61.36</text:p>
          </table:table-cell>
          <table:table-cell office:value-type="currency" office:currency="USD" office:value="34.55" calcext:value-type="currency">
            <text:p>$34.55</text:p>
          </table:table-cell>
          <table:table-cell office:value-type="currency" office:currency="USD" office:value="37.13" calcext:value-type="currency">
            <text:p>$37.13</text:p>
          </table:table-cell>
          <table:table-cell office:value-type="percentage" office:value="-0.3053" calcext:value-type="percentage">
            <text:p>-30.53%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currency" office:currency="USD" office:value="93.17" calcext:value-type="currency">
            <text:p>$93.17</text:p>
          </table:table-cell>
          <table:table-cell office:value-type="currency" office:currency="USD" office:value="95.14" calcext:value-type="currency">
            <text:p>$95.14</text:p>
          </table:table-cell>
          <table:table-cell office:value-type="currency" office:currency="USD" office:value="107.95" calcext:value-type="currency">
            <text:p>$107.95</text:p>
          </table:table-cell>
          <table:table-cell table:number-columns-repeated="2" office:value-type="currency" office:currency="USD" office:value="53.45" calcext:value-type="currency">
            <text:p>$53.45</text:p>
          </table:table-cell>
          <table:table-cell office:value-type="percentage" office:value="-0.4555" calcext:value-type="percentage">
            <text:p>-45.55%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currency" office:currency="USD" office:value="97.98" calcext:value-type="currency">
            <text:p>$97.98</text:p>
          </table:table-cell>
          <table:table-cell office:value-type="currency" office:currency="USD" office:value="93.14" calcext:value-type="currency">
            <text:p>$93.14</text:p>
          </table:table-cell>
          <table:table-cell office:value-type="currency" office:currency="USD" office:value="110.62" calcext:value-type="currency">
            <text:p>$110.62</text:p>
          </table:table-cell>
          <table:table-cell office:value-type="currency" office:currency="USD" office:value="86.65" calcext:value-type="currency">
            <text:p>$86.65</text:p>
          </table:table-cell>
          <table:table-cell office:value-type="currency" office:currency="USD" office:value="98.17" calcext:value-type="currency">
            <text:p>$98.17</text:p>
          </table:table-cell>
          <table:table-cell office:value-type="percentage" office:value="0.069" calcext:value-type="percentage">
            <text:p>6.90%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currency" office:currency="USD" office:value="94.05" calcext:value-type="currency">
            <text:p>$94.05</text:p>
          </table:table-cell>
          <table:table-cell office:value-type="currency" office:currency="USD" office:value="102.96" calcext:value-type="currency">
            <text:p>$102.96</text:p>
          </table:table-cell>
          <table:table-cell office:value-type="currency" office:currency="USD" office:value="109.39" calcext:value-type="currency">
            <text:p>$109.39</text:p>
          </table:table-cell>
          <table:table-cell office:value-type="currency" office:currency="USD" office:value="77.72" calcext:value-type="currency">
            <text:p>$77.72</text:p>
          </table:table-cell>
          <table:table-cell office:value-type="currency" office:currency="USD" office:value="91.83" calcext:value-type="currency">
            <text:p>$91.83</text:p>
          </table:table-cell>
          <table:table-cell office:value-type="percentage" office:value="-0.0708" calcext:value-type="percentage">
            <text:p>-7.08%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currency" office:currency="USD" office:value="94.88" calcext:value-type="currency">
            <text:p>$94.88</text:p>
          </table:table-cell>
          <table:table-cell office:value-type="currency" office:currency="USD" office:value="91.59" calcext:value-type="currency">
            <text:p>$91.59</text:p>
          </table:table-cell>
          <table:table-cell office:value-type="currency" office:currency="USD" office:value="113.39" calcext:value-type="currency">
            <text:p>$113.39</text:p>
          </table:table-cell>
          <table:table-cell office:value-type="currency" office:currency="USD" office:value="75.4" calcext:value-type="currency">
            <text:p>$75.40</text:p>
          </table:table-cell>
          <table:table-cell office:value-type="currency" office:currency="USD" office:value="98.83" calcext:value-type="currency">
            <text:p>$98.83</text:p>
          </table:table-cell>
          <table:table-cell office:value-type="percentage" office:value="0.0815" calcext:value-type="percentage">
            <text:p>8.15%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currency" office:currency="USD" office:value="79.48" calcext:value-type="currency">
            <text:p>$79.48</text:p>
          </table:table-cell>
          <table:table-cell office:value-type="currency" office:currency="USD" office:value="81.52" calcext:value-type="currency">
            <text:p>$81.52</text:p>
          </table:table-cell>
          <table:table-cell office:value-type="currency" office:currency="USD" office:value="91.48" calcext:value-type="currency">
            <text:p>$91.48</text:p>
          </table:table-cell>
          <table:table-cell office:value-type="currency" office:currency="USD" office:value="64.78" calcext:value-type="currency">
            <text:p>$64.78</text:p>
          </table:table-cell>
          <table:table-cell office:value-type="currency" office:currency="USD" office:value="91.38" calcext:value-type="currency">
            <text:p>$91.38</text:p>
          </table:table-cell>
          <table:table-cell office:value-type="percentage" office:value="0.151" calcext:value-type="percentage">
            <text:p>15.10%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currency" office:currency="USD" office:value="61.95" calcext:value-type="currency">
            <text:p>$61.95</text:p>
          </table:table-cell>
          <table:table-cell office:value-type="currency" office:currency="USD" office:value="46.17" calcext:value-type="currency">
            <text:p>$46.17</text:p>
          </table:table-cell>
          <table:table-cell office:value-type="currency" office:currency="USD" office:value="81.03" calcext:value-type="currency">
            <text:p>$81.03</text:p>
          </table:table-cell>
          <table:table-cell office:value-type="currency" office:currency="USD" office:value="34.03" calcext:value-type="currency">
            <text:p>$34.03</text:p>
          </table:table-cell>
          <table:table-cell office:value-type="currency" office:currency="USD" office:value="79.39" calcext:value-type="currency">
            <text:p>$79.39</text:p>
          </table:table-cell>
          <table:table-cell office:value-type="percentage" office:value="0.78" calcext:value-type="percentage">
            <text:p>78.00%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currency" office:currency="USD" office:value="99.67" calcext:value-type="currency">
            <text:p>$99.67</text:p>
          </table:table-cell>
          <table:table-cell office:value-type="currency" office:currency="USD" office:value="99.64" calcext:value-type="currency">
            <text:p>$99.64</text:p>
          </table:table-cell>
          <table:table-cell office:value-type="currency" office:currency="USD" office:value="145.31" calcext:value-type="currency">
            <text:p>$145.31</text:p>
          </table:table-cell>
          <table:table-cell office:value-type="currency" office:currency="USD" office:value="30.28" calcext:value-type="currency">
            <text:p>$30.28</text:p>
          </table:table-cell>
          <table:table-cell office:value-type="currency" office:currency="USD" office:value="44.6" calcext:value-type="currency">
            <text:p>$44.60</text:p>
          </table:table-cell>
          <table:table-cell office:value-type="percentage" office:value="-0.5352" calcext:value-type="percentage">
            <text:p>-53.52%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currency" office:currency="USD" office:value="72.34" calcext:value-type="currency">
            <text:p>$72.34</text:p>
          </table:table-cell>
          <table:table-cell office:value-type="currency" office:currency="USD" office:value="60.77" calcext:value-type="currency">
            <text:p>$60.77</text:p>
          </table:table-cell>
          <table:table-cell office:value-type="currency" office:currency="USD" office:value="99.16" calcext:value-type="currency">
            <text:p>$99.16</text:p>
          </table:table-cell>
          <table:table-cell office:value-type="currency" office:currency="USD" office:value="50.51" calcext:value-type="currency">
            <text:p>$50.51</text:p>
          </table:table-cell>
          <table:table-cell office:value-type="currency" office:currency="USD" office:value="95.95" calcext:value-type="currency">
            <text:p>$95.95</text:p>
          </table:table-cell>
          <table:table-cell office:value-type="percentage" office:value="0.5768" calcext:value-type="percentage">
            <text:p>57.68%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currency" office:currency="USD" office:value="66.05" calcext:value-type="currency">
            <text:p>$66.05</text:p>
          </table:table-cell>
          <table:table-cell office:value-type="currency" office:currency="USD" office:value="63.11" calcext:value-type="currency">
            <text:p>$63.11</text:p>
          </table:table-cell>
          <table:table-cell office:value-type="currency" office:currency="USD" office:value="77.05" calcext:value-type="currency">
            <text:p>$77.05</text:p>
          </table:table-cell>
          <table:table-cell office:value-type="currency" office:currency="USD" office:value="55.9" calcext:value-type="currency">
            <text:p>$55.90</text:p>
          </table:table-cell>
          <table:table-cell office:value-type="currency" office:currency="USD" office:value="60.85" calcext:value-type="currency">
            <text:p>$60.85</text:p>
          </table:table-cell>
          <table:table-cell office:value-type="percentage" office:value="-0.0034" calcext:value-type="percentage">
            <text:p>-0.34%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currency" office:currency="USD" office:value="56.64" calcext:value-type="currency">
            <text:p>$56.64</text:p>
          </table:table-cell>
          <table:table-cell office:value-type="currency" office:currency="USD" office:value="42.16" calcext:value-type="currency">
            <text:p>$42.16</text:p>
          </table:table-cell>
          <table:table-cell office:value-type="currency" office:currency="USD" office:value="69.91" calcext:value-type="currency">
            <text:p>$69.91</text:p>
          </table:table-cell>
          <table:table-cell office:value-type="currency" office:currency="USD" office:value="42.16" calcext:value-type="currency">
            <text:p>$42.16</text:p>
          </table:table-cell>
          <table:table-cell office:value-type="currency" office:currency="USD" office:value="61.06" calcext:value-type="currency">
            <text:p>$61.06</text:p>
          </table:table-cell>
          <table:table-cell office:value-type="percentage" office:value="0.4082" calcext:value-type="percentage">
            <text:p>40.82%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currency" office:currency="USD" office:value="41.51" calcext:value-type="currency">
            <text:p>$41.51</text:p>
          </table:table-cell>
          <table:table-cell office:value-type="currency" office:currency="USD" office:value="33.71" calcext:value-type="currency">
            <text:p>$33.71</text:p>
          </table:table-cell>
          <table:table-cell office:value-type="currency" office:currency="USD" office:value="56.37" calcext:value-type="currency">
            <text:p>$56.37</text:p>
          </table:table-cell>
          <table:table-cell office:value-type="currency" office:currency="USD" office:value="32.49" calcext:value-type="currency">
            <text:p>$32.49</text:p>
          </table:table-cell>
          <table:table-cell office:value-type="currency" office:currency="USD" office:value="43.36" calcext:value-type="currency">
            <text:p>$43.36</text:p>
          </table:table-cell>
          <table:table-cell office:value-type="percentage" office:value="0.3337" calcext:value-type="percentage">
            <text:p>33.37%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currency" office:currency="USD" office:value="31.08" calcext:value-type="currency">
            <text:p>$31.08</text:p>
          </table:table-cell>
          <table:table-cell office:value-type="currency" office:currency="USD" office:value="31.97" calcext:value-type="currency">
            <text:p>$31.97</text:p>
          </table:table-cell>
          <table:table-cell office:value-type="currency" office:currency="USD" office:value="37.96" calcext:value-type="currency">
            <text:p>$37.96</text:p>
          </table:table-cell>
          <table:table-cell office:value-type="currency" office:currency="USD" office:value="25.25" calcext:value-type="currency">
            <text:p>$25.25</text:p>
          </table:table-cell>
          <table:table-cell office:value-type="currency" office:currency="USD" office:value="32.51" calcext:value-type="currency">
            <text:p>$32.51</text:p>
          </table:table-cell>
          <table:table-cell office:value-type="percentage" office:value="0.0417" calcext:value-type="percentage">
            <text:p>4.17%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currency" office:currency="USD" office:value="26.19" calcext:value-type="currency">
            <text:p>$26.19</text:p>
          </table:table-cell>
          <table:table-cell office:value-type="currency" office:currency="USD" office:value="21.13" calcext:value-type="currency">
            <text:p>$21.13</text:p>
          </table:table-cell>
          <table:table-cell office:value-type="currency" office:currency="USD" office:value="32.68" calcext:value-type="currency">
            <text:p>$32.68</text:p>
          </table:table-cell>
          <table:table-cell office:value-type="currency" office:currency="USD" office:value="18.02" calcext:value-type="currency">
            <text:p>$18.02</text:p>
          </table:table-cell>
          <table:table-cell office:value-type="currency" office:currency="USD" office:value="31.21" calcext:value-type="currency">
            <text:p>$31.21</text:p>
          </table:table-cell>
          <table:table-cell office:value-type="percentage" office:value="0.5636" calcext:value-type="percentage">
            <text:p>56.36%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currency" office:currency="USD" office:value="25.98" calcext:value-type="currency">
            <text:p>$25.98</text:p>
          </table:table-cell>
          <table:table-cell office:value-type="currency" office:currency="USD" office:value="27.29" calcext:value-type="currency">
            <text:p>$27.29</text:p>
          </table:table-cell>
          <table:table-cell office:value-type="currency" office:currency="USD" office:value="32.21" calcext:value-type="currency">
            <text:p>$32.21</text:p>
          </table:table-cell>
          <table:table-cell office:value-type="currency" office:currency="USD" office:value="17.5" calcext:value-type="currency">
            <text:p>$17.50</text:p>
          </table:table-cell>
          <table:table-cell office:value-type="currency" office:currency="USD" office:value="19.96" calcext:value-type="currency">
            <text:p>$19.96</text:p>
          </table:table-cell>
          <table:table-cell office:value-type="percentage" office:value="-0.253" calcext:value-type="percentage">
            <text:p>-25.3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currency" office:currency="USD" office:value="30.38" calcext:value-type="currency">
            <text:p>$30.38</text:p>
          </table:table-cell>
          <table:table-cell office:value-type="currency" office:currency="USD" office:value="25.56" calcext:value-type="currency">
            <text:p>$25.56</text:p>
          </table:table-cell>
          <table:table-cell office:value-type="currency" office:currency="USD" office:value="37.22" calcext:value-type="currency">
            <text:p>$37.22</text:p>
          </table:table-cell>
          <table:table-cell office:value-type="currency" office:currency="USD" office:value="23.91" calcext:value-type="currency">
            <text:p>$23.91</text:p>
          </table:table-cell>
          <table:table-cell office:value-type="currency" office:currency="USD" office:value="26.72" calcext:value-type="currency">
            <text:p>$26.72</text:p>
          </table:table-cell>
          <table:table-cell office:value-type="percentage" office:value="0.0373" calcext:value-type="percentage">
            <text:p>3.73%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currency" office:currency="USD" office:value="19.35" calcext:value-type="currency">
            <text:p>$19.35</text:p>
          </table:table-cell>
          <table:table-cell office:value-type="currency" office:currency="USD" office:value="12.42" calcext:value-type="currency">
            <text:p>$12.42</text:p>
          </table:table-cell>
          <table:table-cell office:value-type="currency" office:currency="USD" office:value="28.03" calcext:value-type="currency">
            <text:p>$28.03</text:p>
          </table:table-cell>
          <table:table-cell office:value-type="currency" office:currency="USD" office:value="11.38" calcext:value-type="currency">
            <text:p>$11.38</text:p>
          </table:table-cell>
          <table:table-cell office:value-type="currency" office:currency="USD" office:value="25.76" calcext:value-type="currency">
            <text:p>$25.76</text:p>
          </table:table-cell>
          <table:table-cell office:value-type="percentage" office:value="1.1219" calcext:value-type="percentage">
            <text:p>112.19%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currency" office:currency="USD" office:value="14.42" calcext:value-type="currency">
            <text:p>$14.42</text:p>
          </table:table-cell>
          <table:table-cell office:value-type="currency" office:currency="USD" office:value="17.41" calcext:value-type="currency">
            <text:p>$17.41</text:p>
          </table:table-cell>
          <table:table-cell office:value-type="currency" office:currency="USD" office:value="17.93" calcext:value-type="currency">
            <text:p>$17.93</text:p>
          </table:table-cell>
          <table:table-cell office:value-type="currency" office:currency="USD" office:value="10.82" calcext:value-type="currency">
            <text:p>$10.82</text:p>
          </table:table-cell>
          <table:table-cell office:value-type="currency" office:currency="USD" office:value="12.14" calcext:value-type="currency">
            <text:p>$12.14</text:p>
          </table:table-cell>
          <table:table-cell office:value-type="percentage" office:value="-0.3122" calcext:value-type="percentage">
            <text:p>-31.22%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currency" office:currency="USD" office:value="20.61" calcext:value-type="currency">
            <text:p>$20.61</text:p>
          </table:table-cell>
          <table:table-cell office:value-type="currency" office:currency="USD" office:value="25.55" calcext:value-type="currency">
            <text:p>$25.55</text:p>
          </table:table-cell>
          <table:table-cell office:value-type="currency" office:currency="USD" office:value="26.55" calcext:value-type="currency">
            <text:p>$26.55</text:p>
          </table:table-cell>
          <table:table-cell office:value-type="currency" office:currency="USD" office:value="17.6" calcext:value-type="currency">
            <text:p>$17.60</text:p>
          </table:table-cell>
          <table:table-cell office:value-type="currency" office:currency="USD" office:value="17.65" calcext:value-type="currency">
            <text:p>$17.65</text:p>
          </table:table-cell>
          <table:table-cell office:value-type="percentage" office:value="-0.3185" calcext:value-type="percentage">
            <text:p>-31.85%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currency" office:currency="USD" office:value="22.12" calcext:value-type="currency">
            <text:p>$22.12</text:p>
          </table:table-cell>
          <table:table-cell office:value-type="currency" office:currency="USD" office:value="19.83" calcext:value-type="currency">
            <text:p>$19.83</text:p>
          </table:table-cell>
          <table:table-cell office:value-type="currency" office:currency="USD" office:value="26.55" calcext:value-type="currency">
            <text:p>$26.55</text:p>
          </table:table-cell>
          <table:table-cell office:value-type="currency" office:currency="USD" office:value="17.33" calcext:value-type="currency">
            <text:p>$17.33</text:p>
          </table:table-cell>
          <table:table-cell office:value-type="currency" office:currency="USD" office:value="25.9" calcext:value-type="currency">
            <text:p>$25.90</text:p>
          </table:table-cell>
          <table:table-cell office:value-type="percentage" office:value="0.3255" calcext:value-type="percentage">
            <text:p>32.55%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currency" office:currency="USD" office:value="18.43" calcext:value-type="currency">
            <text:p>$18.43</text:p>
          </table:table-cell>
          <table:table-cell office:value-type="currency" office:currency="USD" office:value="17.45" calcext:value-type="currency">
            <text:p>$17.45</text:p>
          </table:table-cell>
          <table:table-cell office:value-type="currency" office:currency="USD" office:value="20.53" calcext:value-type="currency">
            <text:p>$20.53</text:p>
          </table:table-cell>
          <table:table-cell office:value-type="currency" office:currency="USD" office:value="16.86" calcext:value-type="currency">
            <text:p>$16.86</text:p>
          </table:table-cell>
          <table:table-cell office:value-type="currency" office:currency="USD" office:value="19.54" calcext:value-type="currency">
            <text:p>$19.54</text:p>
          </table:table-cell>
          <table:table-cell office:value-type="percentage" office:value="0.0996" calcext:value-type="percentage">
            <text:p>9.96%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currency" office:currency="USD" office:value="17.2" calcext:value-type="currency">
            <text:p>$17.20</text:p>
          </table:table-cell>
          <table:table-cell office:value-type="currency" office:currency="USD" office:value="14.52" calcext:value-type="currency">
            <text:p>$14.52</text:p>
          </table:table-cell>
          <table:table-cell office:value-type="currency" office:currency="USD" office:value="20.72" calcext:value-type="currency">
            <text:p>$20.72</text:p>
          </table:table-cell>
          <table:table-cell office:value-type="currency" office:currency="USD" office:value="13.89" calcext:value-type="currency">
            <text:p>$13.89</text:p>
          </table:table-cell>
          <table:table-cell office:value-type="currency" office:currency="USD" office:value="17.77" calcext:value-type="currency">
            <text:p>$17.77</text:p>
          </table:table-cell>
          <table:table-cell office:value-type="percentage" office:value="0.2523" calcext:value-type="percentage">
            <text:p>25.23%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currency" office:currency="USD" office:value="18.43" calcext:value-type="currency">
            <text:p>$18.43</text:p>
          </table:table-cell>
          <table:table-cell office:value-type="currency" office:currency="USD" office:value="19.03" calcext:value-type="currency">
            <text:p>$19.03</text:p>
          </table:table-cell>
          <table:table-cell office:value-type="currency" office:currency="USD" office:value="21.05" calcext:value-type="currency">
            <text:p>$21.05</text:p>
          </table:table-cell>
          <table:table-cell office:value-type="currency" office:currency="USD" office:value="13.98" calcext:value-type="currency">
            <text:p>$13.98</text:p>
          </table:table-cell>
          <table:table-cell office:value-type="currency" office:currency="USD" office:value="14.19" calcext:value-type="currency">
            <text:p>$14.19</text:p>
          </table:table-cell>
          <table:table-cell office:value-type="percentage" office:value="-0.2719" calcext:value-type="percentage">
            <text:p>-27.19%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currency" office:currency="USD" office:value="20.58" calcext:value-type="currency">
            <text:p>$20.58</text:p>
          </table:table-cell>
          <table:table-cell office:value-type="currency" office:currency="USD" office:value="19.43" calcext:value-type="currency">
            <text:p>$19.43</text:p>
          </table:table-cell>
          <table:table-cell office:value-type="currency" office:currency="USD" office:value="23.03" calcext:value-type="currency">
            <text:p>$23.03</text:p>
          </table:table-cell>
          <table:table-cell office:value-type="currency" office:currency="USD" office:value="17.89" calcext:value-type="currency">
            <text:p>$17.89</text:p>
          </table:table-cell>
          <table:table-cell office:value-type="currency" office:currency="USD" office:value="19.49" calcext:value-type="currency">
            <text:p>$19.49</text:p>
          </table:table-cell>
          <table:table-cell office:value-type="percentage" office:value="0.0178" calcext:value-type="percentage">
            <text:p>1.78%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currency" office:currency="USD" office:value="21.54" calcext:value-type="currency">
            <text:p>$21.54</text:p>
          </table:table-cell>
          <table:table-cell office:value-type="currency" office:currency="USD" office:value="26.53" calcext:value-type="currency">
            <text:p>$26.53</text:p>
          </table:table-cell>
          <table:table-cell office:value-type="currency" office:currency="USD" office:value="32.25" calcext:value-type="currency">
            <text:p>$32.25</text:p>
          </table:table-cell>
          <table:table-cell office:value-type="currency" office:currency="USD" office:value="17.43" calcext:value-type="currency">
            <text:p>$17.43</text:p>
          </table:table-cell>
          <table:table-cell office:value-type="currency" office:currency="USD" office:value="19.15" calcext:value-type="currency">
            <text:p>$19.15</text:p>
          </table:table-cell>
          <table:table-cell office:value-type="percentage" office:value="-0.3276" calcext:value-type="percentage">
            <text:p>-32.76%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currency" office:currency="USD" office:value="24.53" calcext:value-type="currency">
            <text:p>$24.53</text:p>
          </table:table-cell>
          <table:table-cell office:value-type="currency" office:currency="USD" office:value="22.88" calcext:value-type="currency">
            <text:p>$22.88</text:p>
          </table:table-cell>
          <table:table-cell office:value-type="currency" office:currency="USD" office:value="41.07" calcext:value-type="currency">
            <text:p>$41.07</text:p>
          </table:table-cell>
          <table:table-cell office:value-type="currency" office:currency="USD" office:value="15.43" calcext:value-type="currency">
            <text:p>$15.43</text:p>
          </table:table-cell>
          <table:table-cell office:value-type="currency" office:currency="USD" office:value="28.48" calcext:value-type="currency">
            <text:p>$28.48</text:p>
          </table:table-cell>
          <table:table-cell office:value-type="percentage" office:value="0.304" calcext:value-type="percentage">
            <text:p>30.40%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currency" office:currency="USD" office:value="19.64" calcext:value-type="currency">
            <text:p>$19.64</text:p>
          </table:table-cell>
          <table:table-cell office:value-type="currency" office:currency="USD" office:value="17.38" calcext:value-type="currency">
            <text:p>$17.38</text:p>
          </table:table-cell>
          <table:table-cell office:value-type="currency" office:currency="USD" office:value="24.62" calcext:value-type="currency">
            <text:p>$24.62</text:p>
          </table:table-cell>
          <table:table-cell office:value-type="currency" office:currency="USD" office:value="16.99" calcext:value-type="currency">
            <text:p>$16.99</text:p>
          </table:table-cell>
          <table:table-cell office:value-type="currency" office:currency="USD" office:value="21.84" calcext:value-type="currency">
            <text:p>$21.84</text:p>
          </table:table-cell>
          <table:table-cell office:value-type="percentage" office:value="0.2757" calcext:value-type="percentage">
            <text:p>27.57%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currency" office:currency="USD" office:value="15.97" calcext:value-type="currency">
            <text:p>$15.97</text:p>
          </table:table-cell>
          <table:table-cell office:value-type="currency" office:currency="USD" office:value="17.77" calcext:value-type="currency">
            <text:p>$17.77</text:p>
          </table:table-cell>
          <table:table-cell office:value-type="currency" office:currency="USD" office:value="18.54" calcext:value-type="currency">
            <text:p>$18.54</text:p>
          </table:table-cell>
          <table:table-cell office:value-type="currency" office:currency="USD" office:value="12.58" calcext:value-type="currency">
            <text:p>$12.58</text:p>
          </table:table-cell>
          <table:table-cell office:value-type="currency" office:currency="USD" office:value="17.12" calcext:value-type="currency">
            <text:p>$17.12</text:p>
          </table:table-cell>
          <table:table-cell office:value-type="percentage" office:value="0.0227" calcext:value-type="percentage">
            <text:p>2.27%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currency" office:currency="USD" office:value="19.2" calcext:value-type="currency">
            <text:p>$19.20</text:p>
          </table:table-cell>
          <table:table-cell office:value-type="currency" office:currency="USD" office:value="18.13" calcext:value-type="currency">
            <text:p>$18.13</text:p>
          </table:table-cell>
          <table:table-cell office:value-type="currency" office:currency="USD" office:value="22.44" calcext:value-type="currency">
            <text:p>$22.44</text:p>
          </table:table-cell>
          <table:table-cell office:value-type="currency" office:currency="USD" office:value="15.12" calcext:value-type="currency">
            <text:p>$15.12</text:p>
          </table:table-cell>
          <table:table-cell office:value-type="currency" office:currency="USD" office:value="16.74" calcext:value-type="currency">
            <text:p>$16.74</text:p>
          </table:table-cell>
          <table:table-cell office:value-type="percentage" office:value="-0.0664" calcext:value-type="percentage">
            <text:p>-6.6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26:29.570430106</meta:creation-date>
    <dc:date>2023-02-20T09:35:37.494729295</dc:date>
    <meta:editing-duration>PT3M18S</meta:editing-duration>
    <meta:editing-cycles>2</meta:editing-cycles>
    <meta:generator>LibreOffice/7.3.7.2$Linux_X86_64 LibreOffice_project/30$Build-2</meta:generator>
    <meta:document-statistic meta:table-count="1" meta:cell-count="267" meta:object-count="0"/>
  </office:meta>
</office:document-meta>
</file>